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1ad7" officeooo:paragraph-rsid="001f1ad7" style:font-weight-asian="bold" style:font-weight-complex="bold"/>
    </style:style>
    <style:style style:name="P2" style:family="paragraph" style:parent-style-name="Table_20_Contents">
      <style:text-properties fo:font-size="15pt" fo:font-weight="bold" officeooo:rsid="001f1ad7" officeooo:paragraph-rsid="001f1ad7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size="12pt" fo:font-weight="normal" officeooo:rsid="001f1ad7" officeooo:paragraph-rsid="001f1ad7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fo:font-weight="normal" officeooo:rsid="00211a51" officeooo:paragraph-rsid="00211a51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fo:font-size="12pt" fo:font-weight="normal" officeooo:rsid="00225baa" officeooo:paragraph-rsid="00225baa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style:snap-to-layout-grid="false"/>
      <style:text-properties fo:font-size="12pt" fo:font-weight="normal" officeooo:rsid="00234a40" officeooo:paragraph-rsid="00234a40" style:font-size-asian="10.5pt" style:font-weight-asian="normal" style:font-size-complex="12pt" style:font-weight-complex="normal"/>
    </style:style>
    <style:style style:name="P7" style:family="paragraph" style:parent-style-name="Table_20_Contents">
      <style:text-properties fo:font-size="14pt" fo:font-weight="bold" officeooo:rsid="00225baa" officeooo:paragraph-rsid="00225baa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style:snap-to-layout-grid="false"/>
      <style:text-properties fo:font-size="14pt" fo:font-weight="bold" officeooo:rsid="000e4528" officeooo:paragraph-rsid="00234a40" style:font-size-asian="12.25pt" style:font-weight-asian="bold" style:font-size-complex="14pt" style:font-weight-complex="bold"/>
    </style:style>
    <style:style style:name="P9" style:family="paragraph" style:parent-style-name="Table_20_Contents">
      <style:text-properties fo:font-size="14pt" fo:font-weight="bold" officeooo:rsid="00211a51" officeooo:paragraph-rsid="00211a51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style:snap-to-layout-grid="false"/>
      <style:text-properties fo:font-size="14pt" fo:font-style="normal" fo:font-weight="bold" officeooo:rsid="000e4528" officeooo:paragraph-rsid="00234a40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Table_20_Contents">
      <style:paragraph-properties style:snap-to-layout-grid="false"/>
      <style:text-properties fo:font-size="14pt" fo:font-style="normal" fo:font-weight="bold" officeooo:rsid="0024893d" officeooo:paragraph-rsid="0024893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style:snap-to-layout-grid="false"/>
      <style:text-properties fo:font-size="14pt" fo:font-style="normal" fo:font-weight="bold" officeooo:rsid="0026be04" officeooo:paragraph-rsid="0026be04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able_20_Contents">
      <style:paragraph-properties style:snap-to-layout-grid="false"/>
      <style:text-properties fo:font-size="12pt" fo:font-style="normal" fo:font-weight="normal" officeooo:rsid="0024893d" officeooo:paragraph-rsid="00234a4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style:snap-to-layout-grid="false"/>
      <style:text-properties fo:font-size="12pt" fo:font-style="normal" fo:font-weight="normal" officeooo:rsid="0024893d" officeooo:paragraph-rsid="0024893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style:snap-to-layout-grid="false"/>
      <style:text-properties fo:font-size="12pt" fo:font-style="normal" fo:font-weight="normal" officeooo:rsid="0025e47b" officeooo:paragraph-rsid="0025e47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style:snap-to-layout-grid="false"/>
      <style:text-properties fo:font-size="12pt" fo:font-style="normal" fo:font-weight="normal" officeooo:rsid="00266a25" officeooo:paragraph-rsid="00266a2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style:snap-to-layout-grid="false"/>
      <style:text-properties fo:font-size="12pt" fo:font-style="normal" fo:font-weight="normal" officeooo:rsid="0028b84d" officeooo:paragraph-rsid="0028b84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1a51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officeooo:rsid="00225ba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4893d" style:font-style-asian="normal" style:font-style-complex="normal"/>
    </style:style>
    <style:style style:name="T7" style:family="text">
      <style:text-properties officeooo:rsid="0025e47b"/>
    </style:style>
    <style:style style:name="T8" style:family="text">
      <style:text-properties officeooo:rsid="00266a25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a61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on of sources:</text:p>
      <text:p text:style-name="P1"/>
      <text:p text:style-name="P2">Java 2D Game Tutorial: <text:s/><text:a xlink:type="simple" xlink:href="http://zetcode.com/tutorials/javagamestutorial/">http://zetcode.com/tutorials/javagamestutorial/</text:a></text:p>
      <text:p text:style-name="P2"/>
      <text:p text:style-name="P3">This source was the starting block for my project, it explained in a clear manner how to set up the background, player movement, and entities. <text:s text:c="2"/>It was incredibly useful as it offered step by step guides with code examples. <text:s/><text:span text:style-name="T1">The source however was old, it was last update on 2010/10/07, so there have been a lot of updates to the code base and practices since then. <text:s text:c="2"/>This was not inherently a problem as everything still worked, it it meant that it didn't necessarily use the most efficient process, as well as formatted code in a weird way.</text:span></text:p>
      <text:p text:style-name="P3"/>
      <text:p text:style-name="P4">The tutorial was also written by someone not affiliated with Oracle, the company that make Java, at all, nor were there any references to their experience with the language, so a large portion of the code may not be reliable.</text:p>
      <text:p text:style-name="P4"/>
      <text:p text:style-name="P4"><text:span text:style-name="T2">Official Java Docs, Oracle: <text:s/></text:span><text:s text:c="2"/><text:a xlink:type="simple" xlink:href="http://docs.oracle.com/javase/tutorial/index.html"><text:span text:style-name="T2">http://docs.oracle.com/javase/tutorial/index.html</text:span></text:a></text:p>
      <text:p text:style-name="P9"/>
      <text:p text:style-name="P4">This source covers in detail every part of the Java code base. <text:s/>I used it for a variety of reasons: from sounds to how to rotate the player's sprite. <text:s text:c="2"/>While in depth, it is incredibly confusing and far above my level. <text:s text:c="2"/>Many times I only used it for the specific commands or for the basic idea of what is happening. <text:s text:c="2"/><text:span text:style-name="T3">The source is updated regularly, but often in a very text heavy format, so it's readability is very low. <text:s text:c="2"/>The guides that are included in the documents are also often not helpful.</text:span></text:p>
      <text:p text:style-name="P4"/>
      <text:p text:style-name="P5">Despite all of this, it is an official page so it is very reliable and it was a good way to supplement my theoretical knowledge for the game.</text:p>
      <text:p text:style-name="P5"/>
      <text:p text:style-name="P8">Horton, Ivor – 2011 – <text:span text:style-name="T4">Ivor Horton's Beginning Java, Java 7 Edition </text:span><text:span text:style-name="T5">– John Wiley &amp; Sons, Inc – United States Of America</text:span></text:p>
      <text:p text:style-name="P10"/>
      <text:p text:style-name="P6"><text:span text:style-name="T5">This book is useful as it contains a background to Java and how it differs from other languages. <text:s/>It also has a strong grounding in theory as well as syntax. <text:s text:c="2"/>It covers in detail most aspects of logic. <text:s text:c="2"/>It does however lack in specifics which I needed, so I didn't use the book that much after I got started with development of the game. <text:s text:c="2"/>Despite this, it was </text:span><text:span text:style-name="T6">still useful to check whenever I was getting strange errors and with a supporting website I often found the answers to problems. <text:s/></text:span></text:p>
      <text:p text:style-name="P13"/>
      <text:p text:style-name="P14">It was written by a well known author, who also writes books for other languages. <text:s text:c="2"/>The book is a reliable source, yet not overly useful due to the niche nature of my project.</text:p>
      <text:p text:style-name="P14"/>
      <text:p text:style-name="P11">Interview with Jason Mashinchi, Developer at Cambridge Software.</text:p>
      <text:p text:style-name="P11"/>
      <text:p text:style-name="P14">I had an interview with Jason about the pro's and con's of the use of projectiles for bullets or vectors, and received some advice on how to proceed. <text:s/><text:span text:style-name="T7">He explained that projectiles were bad for processor and memory usage as you have to calculate it's moving positions for each bullet, and also that they were considerably harder to code. <text:s/>He suggested vectors as that is just a straight line, which happens instantly to see if it collides with a player. <text:s/>Both easier to code and less intensive.</text:span></text:p>
      <text:p text:style-name="P14"/>
      <text:p text:style-name="P15">Jason is both a fellow computing student and has a job writing programs for<text:span text:style-name="T4"> Cambridge Software,</text:span> and it his advice worked so this was both useful and <text:span text:style-name="T8">reliable.</text:span></text:p>
      <text:p text:style-name="P15"/>
      <text:p text:style-name="P15"/>
      <text:p text:style-name="P15"/>
      <text:p text:style-name="P16"><text:soft-page-break/></text:p>
      <text:p text:style-name="P12">Codecall Forum Post: Playing Simple (sampled) Audio in Java.</text:p>
      <text:p text:style-name="P12"><text:a xlink:type="simple" xlink:href="http://forum.codecall.net/topic/58228-playing-simple-sampled-audio-in-java/"><text:span text:style-name="T9">http://forum.codecall.net/topic/58228-playing-simple-sampled-audio-in-java/</text:span></text:a></text:p>
      <text:p text:style-name="P12"/>
      <text:p text:style-name="P17">A forum post describing how to use simple sound in <text:span text:style-name="T10">J</text:span>ava. <text:s text:c="2"/>Incredibly easy to follow with examples, <text:s/>it was extremely useful in helping me set up the entire sound system underpinning my project. <text:s/>It referenced the Official Java Documents, using extracts from there and increasing readability. <text:s/>This shows that the post, despite it being purely community run is reliable. <text:s text:c="2"/><text:span text:style-name="T10">The poster himself has written over 150 posts, so is prolific and generally regarded as helpful.</text:span></text:p>
      <text:p text:style-name="P15"/>
      <text:p text:style-name="P15"/>
      <text:p text:style-name="P14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2:59:45.614000000</meta:creation-date>
    <meta:generator>LibreOffice/4.2.3.3$Windows_x86 LibreOffice_project/882f8a0a489bc99a9e60c7905a60226254cb6ff0</meta:generator>
    <dc:date>2014-09-28T12:23:27.876000000</dc:date>
    <meta:editing-duration>PT4H47M25S</meta:editing-duration>
    <meta:editing-cycles>5</meta:editing-cycles>
    <meta:document-statistic meta:table-count="0" meta:image-count="0" meta:object-count="0" meta:page-count="2" meta:paragraph-count="16" meta:word-count="620" meta:character-count="3686" meta:non-whitespace-character-count="3039"/>
  </office:meta>
</office:document-meta>
</file>